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a0e5" officeooo:paragraph-rsid="000ba0e5"/>
    </style:style>
    <style:style style:name="P2" style:family="paragraph" style:parent-style-name="Text_20_body" style:list-style-name="L1">
      <style:text-properties officeooo:rsid="000ba0e5"/>
    </style:style>
    <style:style style:name="P3" style:family="paragraph" style:parent-style-name="Text_20_body">
      <style:text-properties officeooo:rsid="000ba0e5" officeooo:paragraph-rsid="000ba0e5"/>
    </style:style>
    <style:style style:name="P4" style:family="paragraph" style:parent-style-name="Text_20_body" style:list-style-name="L2">
      <style:text-properties officeooo:rsid="000ba0e5"/>
    </style:style>
    <style:style style:name="P5" style:family="paragraph" style:parent-style-name="Text_20_body">
      <style:text-properties officeooo:rsid="000ba0e5"/>
    </style:style>
    <style:style style:name="P6" style:family="paragraph" style:parent-style-name="Text_20_body" style:list-style-name="L3">
      <style:text-properties officeooo:rsid="000ba0e5"/>
    </style:style>
    <style:style style:name="P7" style:family="paragraph" style:parent-style-name="Preformatted_20_Text" style:list-style-name="L3">
      <style:paragraph-properties fo:margin-top="0in" fo:margin-bottom="0.0972in" style:contextual-spacing="false" fo:line-height="115%"/>
      <style:text-properties officeooo:rsid="000ba0e5"/>
    </style:style>
    <style:style style:name="P8" style:family="paragraph" style:parent-style-name="Text_20_body" style:list-style-name="L4">
      <style:text-properties officeooo:rsid="000ba0e5"/>
    </style:style>
    <style:style style:name="P9" style:family="paragraph" style:parent-style-name="Preformatted_20_Text" style:list-style-name="L4">
      <style:paragraph-properties fo:margin-top="0in" fo:margin-bottom="0.0972in" style:contextual-spacing="false" fo:line-height="115%"/>
      <style:text-properties officeooo:rsid="000ba0e5"/>
    </style:style>
    <style:style style:name="P10" style:family="paragraph" style:parent-style-name="Text_20_body" style:list-style-name="L5">
      <style:text-properties officeooo:rsid="000ba0e5"/>
    </style:style>
    <style:style style:name="P11" style:family="paragraph" style:parent-style-name="Preformatted_20_Text" style:list-style-name="L5">
      <style:paragraph-properties fo:margin-top="0in" fo:margin-bottom="0.0972in" style:contextual-spacing="false" fo:line-height="115%"/>
      <style:text-properties officeooo:rsid="000ba0e5"/>
    </style:style>
    <style:style style:name="P12" style:family="paragraph" style:parent-style-name="Horizontal_20_Line">
      <style:paragraph-properties fo:margin-top="0in" fo:margin-bottom="0.0972in" style:contextual-spacing="false" fo:line-height="115%"/>
      <style:text-properties officeooo:rsid="000ba0e5"/>
    </style:style>
    <style:style style:name="P13" style:family="paragraph" style:parent-style-name="Heading_20_3">
      <style:paragraph-properties fo:margin-top="0in" fo:margin-bottom="0.0972in" style:contextual-spacing="false" fo:line-height="115%"/>
      <style:text-properties officeooo:rsid="000ba0e5"/>
    </style:style>
    <style:style style:name="P14" style:family="paragraph" style:parent-style-name="Text_20_body" style:list-style-name="L6">
      <style:text-properties officeooo:rsid="000ba0e5"/>
    </style:style>
    <style:style style:name="P15" style:family="paragraph" style:parent-style-name="Preformatted_20_Text" style:list-style-name="L6">
      <style:paragraph-properties fo:margin-top="0in" fo:margin-bottom="0.0972in" style:contextual-spacing="false" fo:line-height="115%"/>
      <style:text-properties officeooo:rsid="000ba0e5"/>
    </style:style>
    <style:style style:name="P16" style:family="paragraph" style:parent-style-name="Text_20_body" style:list-style-name="L7">
      <style:text-properties officeooo:rsid="000ba0e5"/>
    </style:style>
    <style:style style:name="P17" style:family="paragraph" style:parent-style-name="Preformatted_20_Text" style:list-style-name="L7">
      <style:paragraph-properties fo:margin-top="0in" fo:margin-bottom="0.0972in" style:contextual-spacing="false" fo:line-height="115%"/>
      <style:text-properties officeooo:rsid="000ba0e5"/>
    </style:style>
    <style:style style:name="P18" style:family="paragraph" style:parent-style-name="Text_20_body" style:list-style-name="L8">
      <style:text-properties officeooo:rsid="000ba0e5"/>
    </style:style>
    <style:style style:name="P19" style:family="paragraph" style:parent-style-name="Text_20_body">
      <style:text-properties officeooo:rsid="000d313f" officeooo:paragraph-rsid="000d313f"/>
    </style:style>
    <style:style style:name="P20" style:family="paragraph" style:parent-style-name="Text_20_body" style:list-style-name="L9">
      <style:text-properties officeooo:rsid="000d313f"/>
    </style:style>
    <style:style style:name="P21" style:family="paragraph" style:parent-style-name="Preformatted_20_Text" style:list-style-name="L9">
      <style:paragraph-properties fo:margin-top="0in" fo:margin-bottom="0.0972in" style:contextual-spacing="false" fo:line-height="115%"/>
      <style:text-properties officeooo:rsid="000d313f"/>
    </style:style>
    <style:style style:name="P22" style:family="paragraph" style:parent-style-name="Text_20_body">
      <style:text-properties officeooo:rsid="000d313f"/>
    </style:style>
    <style:style style:name="P23" style:family="paragraph" style:parent-style-name="Text_20_body" style:list-style-name="L10">
      <style:text-properties officeooo:rsid="000d313f"/>
    </style:style>
    <style:style style:name="P24" style:family="paragraph" style:parent-style-name="Preformatted_20_Text" style:list-style-name="L10">
      <style:paragraph-properties fo:margin-top="0in" fo:margin-bottom="0.0972in" style:contextual-spacing="false" fo:line-height="115%"/>
      <style:text-properties officeooo:rsid="000d313f"/>
    </style:style>
    <style:style style:name="P25" style:family="paragraph" style:parent-style-name="Text_20_body" style:list-style-name="L11">
      <style:text-properties officeooo:rsid="000d313f"/>
    </style:style>
    <style:style style:name="P26" style:family="paragraph" style:parent-style-name="Preformatted_20_Text" style:list-style-name="L11">
      <style:paragraph-properties fo:margin-top="0in" fo:margin-bottom="0.0972in" style:contextual-spacing="false" fo:line-height="115%"/>
      <style:text-properties officeooo:rsid="000d313f"/>
    </style:style>
    <style:style style:name="P27" style:family="paragraph" style:parent-style-name="Text_20_body" style:list-style-name="L12">
      <style:text-properties officeooo:rsid="000d313f"/>
    </style:style>
    <style:style style:name="P28" style:family="paragraph" style:parent-style-name="Preformatted_20_Text">
      <style:paragraph-properties fo:margin-top="0in" fo:margin-bottom="0.0972in" style:contextual-spacing="false" fo:line-height="115%"/>
      <style:text-properties officeooo:rsid="000d313f"/>
    </style:style>
    <style:style style:name="P29" style:family="paragraph" style:parent-style-name="Text_20_body" style:list-style-name="L13">
      <style:text-properties officeooo:rsid="000d313f"/>
    </style:style>
    <style:style style:name="P30" style:family="paragraph" style:parent-style-name="Text_20_body" style:list-style-name="L14">
      <style:text-properties officeooo:rsid="000d313f"/>
    </style:style>
    <style:style style:name="P31" style:family="paragraph" style:parent-style-name="Preformatted_20_Text" style:list-style-name="L14">
      <style:paragraph-properties fo:margin-top="0in" fo:margin-bottom="0.0972in" style:contextual-spacing="false" fo:line-height="115%"/>
      <style:text-properties officeooo:rsid="000d313f"/>
    </style:style>
    <style:style style:name="P32" style:family="paragraph" style:parent-style-name="Text_20_body" style:list-style-name="L15">
      <style:text-properties officeooo:rsid="000d313f"/>
    </style:style>
    <style:style style:name="P33" style:family="paragraph" style:parent-style-name="Preformatted_20_Text" style:list-style-name="L15">
      <style:paragraph-properties fo:margin-top="0in" fo:margin-bottom="0.0972in" style:contextual-spacing="false" fo:line-height="115%"/>
      <style:text-properties officeooo:rsid="000d313f"/>
    </style:style>
    <style:style style:name="P34" style:family="paragraph" style:parent-style-name="Text_20_body" style:list-style-name="L16">
      <style:text-properties officeooo:rsid="000d313f"/>
    </style:style>
    <style:style style:name="P35" style:family="paragraph" style:parent-style-name="Text_20_body" style:list-style-name="L17">
      <style:text-properties officeooo:rsid="000d313f"/>
    </style:style>
    <style:style style:name="P36" style:family="paragraph" style:parent-style-name="Text_20_body" style:list-style-name="L18">
      <style:text-properties officeooo:rsid="000d313f"/>
    </style:style>
    <style:style style:name="P37" style:family="paragraph" style:parent-style-name="Preformatted_20_Text" style:list-style-name="L18">
      <style:paragraph-properties fo:margin-top="0in" fo:margin-bottom="0.0972in" style:contextual-spacing="false" fo:line-height="115%"/>
      <style:text-properties officeooo:rsid="000d313f"/>
    </style:style>
    <style:style style:name="P38" style:family="paragraph" style:parent-style-name="Text_20_body" style:list-style-name="L19">
      <style:text-properties officeooo:rsid="000d313f"/>
    </style:style>
    <style:style style:name="P39" style:family="paragraph" style:parent-style-name="Text_20_body" style:list-style-name="L20">
      <style:text-properties officeooo:rsid="000d313f"/>
    </style:style>
    <style:style style:name="P40" style:family="paragraph" style:parent-style-name="Preformatted_20_Text" style:list-style-name="L20">
      <style:paragraph-properties fo:margin-top="0in" fo:margin-bottom="0.0972in" style:contextual-spacing="false" fo:line-height="115%"/>
      <style:text-properties officeooo:rsid="000d313f"/>
    </style:style>
    <style:style style:name="P41" style:family="paragraph" style:parent-style-name="Text_20_body" style:list-style-name="L21">
      <style:text-properties officeooo:rsid="000d313f"/>
    </style:style>
    <style:style style:name="P42" style:family="paragraph" style:parent-style-name="Preformatted_20_Text" style:list-style-name="L21">
      <style:paragraph-properties fo:margin-top="0in" fo:margin-bottom="0.0972in" style:contextual-spacing="false" fo:line-height="115%"/>
      <style:text-properties officeooo:rsid="000d313f"/>
    </style:style>
    <style:style style:name="P43" style:family="paragraph" style:parent-style-name="Text_20_body" style:list-style-name="L22">
      <style:text-properties officeooo:rsid="000d313f"/>
    </style:style>
    <style:style style:name="P44" style:family="paragraph" style:parent-style-name="Preformatted_20_Text" style:list-style-name="L22">
      <style:paragraph-properties fo:margin-top="0in" fo:margin-bottom="0.0972in" style:contextual-spacing="false" fo:line-height="115%"/>
      <style:text-properties officeooo:rsid="000d313f"/>
    </style:style>
    <style:style style:name="P45" style:family="paragraph" style:parent-style-name="Text_20_body" style:list-style-name="L23">
      <style:text-properties officeooo:rsid="000d313f"/>
    </style:style>
    <style:style style:name="P46" style:family="paragraph" style:parent-style-name="Preformatted_20_Text" style:list-style-name="L23">
      <style:paragraph-properties fo:margin-top="0in" fo:margin-bottom="0.0972in" style:contextual-spacing="false" fo:line-height="115%"/>
      <style:text-properties officeooo:rsid="000d313f"/>
    </style:style>
    <style:style style:name="P47" style:family="paragraph" style:parent-style-name="Text_20_body" style:list-style-name="L24">
      <style:text-properties officeooo:rsid="000d313f"/>
    </style:style>
    <style:style style:name="P48" style:family="paragraph" style:parent-style-name="Text_20_body" style:list-style-name="L25">
      <style:text-properties officeooo:rsid="000d313f"/>
    </style:style>
    <style:style style:name="P49" style:family="paragraph" style:parent-style-name="Text_20_body" style:list-style-name="L26">
      <style:text-properties officeooo:rsid="000d313f"/>
    </style:style>
    <style:style style:name="P50" style:family="paragraph" style:parent-style-name="Text_20_body" style:list-style-name="L27">
      <style:text-properties officeooo:rsid="000d313f"/>
    </style:style>
    <style:style style:name="P51" style:family="paragraph" style:parent-style-name="Text_20_body" style:list-style-name="L28">
      <style:text-properties officeooo:rsid="000d313f"/>
    </style:style>
    <style:style style:name="P52" style:family="paragraph" style:parent-style-name="Text_20_body" style:list-style-name="L29">
      <style:text-properties officeooo:rsid="000d313f"/>
    </style:style>
    <style:style style:name="P53" style:family="paragraph" style:parent-style-name="Text_20_body" style:list-style-name="L30">
      <style:text-properties officeooo:rsid="000d313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/text:p>
      <text:list text:style-name="L1">
        <text:list-item>
          <text:p text:style-name="P2"><text:span text:style-name="Strong_20_Emphasis">POP (Procedural Programming)</text:span> focuses on functions and step-by-step instructions, while <text:span text:style-name="Strong_20_Emphasis">OOP (Object-Oriented Programming)</text:span> focuses on objects and their interactions.</text:p>
        </text:list-item>
        <text:list-item>
          <text:p text:style-name="P2">In <text:span text:style-name="Strong_20_Emphasis">POP</text:span>, data and functions are separate; in <text:span text:style-name="Strong_20_Emphasis">OOP</text:span>, data and functions are bundled together in classes.</text:p>
        </text:list-item>
        <text:list-item>
          <text:p text:style-name="P2"><text:span text:style-name="Strong_20_Emphasis">POP</text:span> uses global data (less secure), whereas <text:span text:style-name="Strong_20_Emphasis">OOP</text:span> uses encapsulation and data hiding (more secure).</text:p>
        </text:list-item>
        <text:list-item>
          <text:p text:style-name="P2"><text:span text:style-name="Strong_20_Emphasis">Reusability</text:span> in POP is through functions; in OOP, it’s through inheritance and polymorphism.</text:p>
        </text:list-item>
        <text:list-item>
          <text:p text:style-name="P2">Examples: <text:span text:style-name="Strong_20_Emphasis">POP → C</text:span>, <text:span text:style-name="Strong_20_Emphasis">OOP → C++, Java, Python</text:span>.</text:p>
        </text:list-item>
      </text:list>
      <text:p text:style-name="P3">2.</text:p>
      <text:list text:style-name="L2">
        <text:list-item>
          <text:p text:style-name="P4"><text:span text:style-name="Strong_20_Emphasis">Encapsulation</text:span> – OOP binds data and functions together, preventing unauthorized access (more secure than POP).</text:p>
        </text:list-item>
        <text:list-item>
          <text:p text:style-name="P4"><text:span text:style-name="Strong_20_Emphasis">Reusability</text:span> – Through <text:span text:style-name="Strong_20_Emphasis">inheritance</text:span>, existing code can be reused, reducing duplication.</text:p>
        </text:list-item>
        <text:list-item>
          <text:p text:style-name="P4"><text:span text:style-name="Strong_20_Emphasis">Polymorphism</text:span> – Same function name can work differently for different objects, increasing flexibility.</text:p>
        </text:list-item>
        <text:list-item>
          <text:p text:style-name="P4"><text:span text:style-name="Strong_20_Emphasis">Abstraction</text:span> – Hides unnecessary details and shows only essential features, making programs easier to use.</text:p>
        </text:list-item>
        <text:list-item>
          <text:p text:style-name="P4"><text:span text:style-name="Strong_20_Emphasis">Modularity</text:span> – Programs are divided into classes/objects, making them easier to manage and debug.</text:p>
        </text:list-item>
        <text:list-item>
          <text:p text:style-name="P4"><text:span text:style-name="Strong_20_Emphasis">Real-world mapping</text:span> – OOP models real-world entities as objects, making the design more natural and understandable.</text:p>
        </text:list-item>
      </text:list>
      <text:p text:style-name="P5">👉 In short: OOP = <text:span text:style-name="Strong_20_Emphasis">More secure, reusable, flexible, and easier to maintain</text:span> compared to POP.</text:p>
      <text:p text:style-name="P3">3. Here you go Champu 👍 (in 5 lines with examples):</text:p>
      <text:list text:style-name="L3">
        <text:list-item>
          <text:p text:style-name="P6"><text:span text:style-name="Strong_20_Emphasis">int</text:span> – Stores integers (whole numbers).</text:p>
          <text:p text:style-name="P7"><text:span text:style-name="Source_20_Text">int age = 20;</text:span></text:p>
        </text:list-item>
        <text:list-item>
          <text:p text:style-name="P6"><text:span text:style-name="Strong_20_Emphasis">float / double</text:span> – Stores decimal numbers.</text:p>
          <text:p text:style-name="P7"><text:span text:style-name="Source_20_Text">float pi = 3.14; double rate = 9.81;</text:span></text:p>
        </text:list-item>
        <text:list-item>
          <text:p text:style-name="P6"><text:span text:style-name="Strong_20_Emphasis">char</text:span> – Stores a single character.</text:p>
          <text:p text:style-name="P7"><text:span text:style-name="Source_20_Text">char grade = 'A';</text:span></text:p>
        </text:list-item>
        <text:list-item>
          <text:p text:style-name="P6"><text:span text:style-name="Strong_20_Emphasis">string</text:span> – Stores text.</text:p>
          <text:p text:style-name="P7"><text:span text:style-name="Source_20_Text">string name = "Champu";</text:span></text:p>
        </text:list-item>
        <text:list-item>
          <text:p text:style-name="P6"><text:span text:style-name="Strong_20_Emphasis">bool</text:span> – Stores true/false values.</text:p>
          <text:p text:style-name="P7"><text:span text:style-name="Source_20_Text">bool isPass = true;</text:span></text:p>
        </text:list-item>
      </text:list>
      <text:p text:style-name="P5"><text:soft-page-break/>👉 These are the basic C++ data types.</text:p>
      <text:p text:style-name="P5">Do you want me to also make a <text:span text:style-name="Strong_20_Emphasis">small table</text:span> for quick revision?</text:p>
      <text:p text:style-name="P3">4.</text:p>
      <text:p text:style-name="P3"/>
      <text:p text:style-name="P3">Got it Champu 👍 here’s the difference in 5 lines:</text:p>
      <text:list text:style-name="L4">
        <text:list-item>
          <text:p text:style-name="P8"><text:span text:style-name="Strong_20_Emphasis">Implicit Type Conversion (Type Casting / Type Promotion)</text:span> – Done automatically by the compiler when assigning one data type to another.</text:p>
          <text:p text:style-name="P9"><text:span text:style-name="Source_20_Text">int x = 5; float y = x; <text:s/>// int → float (automatic)</text:span></text:p>
        </text:list-item>
        <text:list-item>
          <text:p text:style-name="P8"><text:span text:style-name="Strong_20_Emphasis">Explicit Type Conversion (Type Casting)</text:span> – Done manually by the programmer using type casting.</text:p>
          <text:p text:style-name="P9"><text:span text:style-name="Source_20_Text">double pi = 3.14; int n = (int)pi; <text:s/>// double → int</text:span></text:p>
        </text:list-item>
        <text:list-item>
          <text:p text:style-name="P8"><text:span text:style-name="Strong_20_Emphasis">Key Difference</text:span> – Implicit = automatic &amp; safe (may widen data). Explicit = manual &amp; controlled (may lose data).</text:p>
        </text:list-item>
      </text:list>
      <text:p text:style-name="P5">👉 So, implicit is <text:span text:style-name="Strong_20_Emphasis">compiler’s choice</text:span>, explicit is <text:span text:style-name="Strong_20_Emphasis">programmer’s choice</text:span>.</text:p>
      <text:p text:style-name="P5">Want me to also give you a <text:span text:style-name="Strong_20_Emphasis">small program showing both together</text:span> for practice?</text:p>
      <text:p text:style-name="P3"/>
      <text:p text:style-name="P3">5.</text:p>
      <text:p text:style-name="P3">Okay Champu 👍 here’s a short and clear answer on <text:span text:style-name="Strong_20_Emphasis">types of operators in C++</text:span> with examples:</text:p>
      <text:list text:style-name="L5">
        <text:list-item>
          <text:p text:style-name="P10"><text:span text:style-name="Strong_20_Emphasis">Arithmetic Operators</text:span> – Used for mathematical operations.</text:p>
          <text:p text:style-name="P11"><text:span text:style-name="Source_20_Text">int a=10, b=3; cout &lt;&lt; a+b &lt;&lt; " " &lt;&lt; a-b &lt;&lt; " " &lt;&lt; a*b &lt;&lt; " " &lt;&lt; a/b &lt;&lt; " " &lt;&lt; a%b;</text:span></text:p>
        </text:list-item>
        <text:list-item>
          <text:p text:style-name="P10"><text:span text:style-name="Strong_20_Emphasis">Relational Operators</text:span> – Compare values (result is true/false).</text:p>
          <text:p text:style-name="P11"><text:span text:style-name="Source_20_Text">cout &lt;&lt; (a &gt; b) &lt;&lt; " " &lt;&lt; (a == b);</text:span></text:p>
        </text:list-item>
        <text:list-item>
          <text:p text:style-name="P10"><text:span text:style-name="Strong_20_Emphasis">Logical Operators</text:span> – Combine conditions.</text:p>
          <text:p text:style-name="P11"><text:span text:style-name="Source_20_Text">cout &lt;&lt; (a &gt; 5 &amp;&amp; b &lt; 5) &lt;&lt; " " &lt;&lt; (a &gt; 5 || b &gt; 5) &lt;&lt; " " &lt;&lt; !(a &gt; b);</text:span></text:p>
        </text:list-item>
        <text:list-item>
          <text:p text:style-name="P10"><text:span text:style-name="Strong_20_Emphasis">Assignment Operators</text:span> – Assign values.</text:p>
          <text:p text:style-name="P11"><text:span text:style-name="Source_20_Text">int x = 5; x += 3; x *= 2;</text:span></text:p>
        </text:list-item>
        <text:list-item>
          <text:p text:style-name="P10"><text:span text:style-name="Strong_20_Emphasis">Increment/Decrement Operators</text:span> – Increase or decrease by 1.</text:p>
          <text:p text:style-name="P11"><text:span text:style-name="Source_20_Text">int n=5; cout &lt;&lt; ++n &lt;&lt; " " &lt;&lt; n--;</text:span></text:p>
        </text:list-item>
        <text:list-item>
          <text:p text:style-name="P10"><text:span text:style-name="Strong_20_Emphasis">Bitwise Operators</text:span> – Work at bit level.</text:p>
          <text:p text:style-name="P11"><text:span text:style-name="Source_20_Text">int p=5, q=3; cout &lt;&lt; (p &amp; q) &lt;&lt; " " &lt;&lt; (p | q) &lt;&lt; " " &lt;&lt; (p ^ q);</text:span></text:p>
        </text:list-item>
      </text:list>
      <text:p text:style-name="P5">👉 These are the <text:span text:style-name="Strong_20_Emphasis">main operator types in C++</text:span>.</text:p>
      <text:p text:style-name="P5"><text:soft-page-break/>Do you want me to make a <text:span text:style-name="Strong_20_Emphasis">small summary table (operator → example → use)</text:span> for quick exam revision?</text:p>
      <text:p text:style-name="P3">6.</text:p>
      <text:p text:style-name="P3">Alright Champu 👍 here’s the clear explanation:</text:p>
      <text:p text:style-name="P12"/>
      <text:h text:style-name="P13" text:outline-level="3">🔹 <text:span text:style-name="Strong_20_Emphasis">Constants in C++</text:span></text:h>
      <text:list text:style-name="L6">
        <text:list-item>
          <text:p text:style-name="P14"><text:span text:style-name="Strong_20_Emphasis">Purpose</text:span>: Constants are values that <text:span text:style-name="Strong_20_Emphasis">do not change</text:span> during program execution.</text:p>
        </text:list-item>
        <text:list-item>
          <text:p text:style-name="P14"><text:span text:style-name="Strong_20_Emphasis">Use</text:span>: Declared using <text:span text:style-name="Source_20_Text">const</text:span> keyword. They improve <text:span text:style-name="Strong_20_Emphasis">readability, security, and maintainability</text:span>.</text:p>
        </text:list-item>
        <text:list-item>
          <text:p text:style-name="P14"><text:span text:style-name="Strong_20_Emphasis">Example</text:span>:</text:p>
          <text:p text:style-name="P15"><text:span text:style-name="Source_20_Text">const float PI = 3.14; <text:s/></text:span></text:p>
          <text:p text:style-name="P15"><text:span text:style-name="Source_20_Text">cout &lt;&lt; PI;</text:span></text:p>
          <text:p text:style-name="P14">👉 Here, <text:span text:style-name="Source_20_Text">PI</text:span> is a constant and cannot be modified.</text:p>
        </text:list-item>
      </text:list>
      <text:p text:style-name="P12"/>
      <text:h text:style-name="P13" text:outline-level="3">🔹 <text:span text:style-name="Strong_20_Emphasis">Literals in C++</text:span></text:h>
      <text:list text:style-name="L7">
        <text:list-item>
          <text:p text:style-name="P16"><text:span text:style-name="Strong_20_Emphasis">Purpose</text:span>: Literals are the <text:span text:style-name="Strong_20_Emphasis">fixed values</text:span> directly used in the program.</text:p>
        </text:list-item>
        <text:list-item>
          <text:p text:style-name="P16"><text:span text:style-name="Strong_20_Emphasis">Use</text:span>: They represent <text:span text:style-name="Strong_20_Emphasis">constant values</text:span> like numbers, characters, strings, etc.</text:p>
        </text:list-item>
        <text:list-item>
          <text:p text:style-name="P16"><text:span text:style-name="Strong_20_Emphasis">Example</text:span>:</text:p>
          <text:p text:style-name="P17"><text:span text:style-name="Source_20_Text">int age = 20; <text:s text:c="7"/>// 20 → integer literal <text:s/></text:span></text:p>
          <text:p text:style-name="P17"><text:span text:style-name="Source_20_Text">char grade = 'A'; <text:s text:c="3"/>// 'A' → character literal <text:s/></text:span></text:p>
          <text:p text:style-name="P17"><text:span text:style-name="Source_20_Text">string name = "Raj"; // "Raj" → string literal <text:s/></text:span></text:p>
          <text:p text:style-name="P17"><text:span text:style-name="Source_20_Text">bool pass = true; <text:s text:c="3"/>// true → boolean literal <text:s/></text:span></text:p>
        </text:list-item>
      </text:list>
      <text:p text:style-name="P12"/>
      <text:p text:style-name="P5">👉 <text:span text:style-name="Strong_20_Emphasis">Difference</text:span>:</text:p>
      <text:list text:style-name="L8">
        <text:list-item>
          <text:p text:style-name="P18"><text:span text:style-name="Strong_20_Emphasis">Constant</text:span> = Named fixed value (defined with a variable name).</text:p>
        </text:list-item>
        <text:list-item>
          <text:p text:style-name="P18"><text:span text:style-name="Strong_20_Emphasis">Literal</text:span> = The actual fixed value written in the code.</text:p>
        </text:list-item>
      </text:list>
      <text:p text:style-name="P12"/>
      <text:p text:style-name="P5">Do you want me to also give you a <text:span text:style-name="Strong_20_Emphasis">small table (Types of Literals with examples)</text:span> for quick revision?</text:p>
      <text:p text:style-name="P19">7.</text:p>
      <text:p text:style-name="P19">Sure Champu 👍 here’s the short version in 5 lines:</text:p>
      <text:list text:style-name="L9">
        <text:list-item>
          <text:p text:style-name="P20"><text:span text:style-name="Strong_20_Emphasis">Conditional statements</text:span> let a program make decisions based on conditions.</text:p>
        </text:list-item>
        <text:list-item>
          <text:p text:style-name="P20"><text:span text:style-name="Strong_20_Emphasis">if-else</text:span> checks a condition and executes code if true, else runs another block.</text:p>
          <text:p text:style-name="P21"><text:soft-page-break/><text:span text:style-name="Source_20_Text">if(a&gt;0) cout&lt;&lt;"Positive"; else cout&lt;&lt;"Non-positive";</text:span></text:p>
        </text:list-item>
        <text:list-item>
          <text:p text:style-name="P20"><text:span text:style-name="Strong_20_Emphasis">switch</text:span> selects one block from many options based on a variable’s value.</text:p>
          <text:p text:style-name="P21"><text:span text:style-name="Source_20_Text">switch(n){ case 1: cout&lt;&lt;"One"; break; default: cout&lt;&lt;"Other";}</text:span></text:p>
        </text:list-item>
        <text:list-item>
          <text:p text:style-name="P20"><text:span text:style-name="Strong_20_Emphasis">if-else</text:span> = ranges/conditions, <text:span text:style-name="Strong_20_Emphasis">switch</text:span> = fixed values.</text:p>
        </text:list-item>
      </text:list>
      <text:p text:style-name="P22">Do you want me to also give a <text:span text:style-name="Strong_20_Emphasis">tiny diagram</text:span> showing flow of if-else vs switch?</text:p>
      <text:p text:style-name="P19">8.</text:p>
      <text:p text:style-name="P19">Sure Champu 👍 here’s the short version in 5 lines:</text:p>
      <text:list text:style-name="L10">
        <text:list-item>
          <text:p text:style-name="P23"><text:span text:style-name="Strong_20_Emphasis">for loop</text:span> – Used when the number of iterations is known; initialization, condition, and increment are in one line.</text:p>
          <text:p text:style-name="P24"><text:span text:style-name="Source_20_Text">for(int i=0;i&lt;5;i++) cout&lt;&lt;i;</text:span></text:p>
        </text:list-item>
        <text:list-item>
          <text:p text:style-name="P23"><text:span text:style-name="Strong_20_Emphasis">while loop</text:span> – Checks the condition first; executes only if the condition is true.</text:p>
          <text:p text:style-name="P24"><text:span text:style-name="Source_20_Text">int i=0; while(i&lt;5){ cout&lt;&lt;i; i++; }</text:span></text:p>
        </text:list-item>
        <text:list-item>
          <text:p text:style-name="P23"><text:span text:style-name="Strong_20_Emphasis">do-while loop</text:span> – Executes the code <text:span text:style-name="Strong_20_Emphasis">at least once</text:span>, then checks the condition.</text:p>
          <text:p text:style-name="P24"><text:span text:style-name="Source_20_Text">int i=0; do{ cout&lt;&lt;i; i++; } while(i&lt;5);</text:span></text:p>
        </text:list-item>
        <text:list-item>
          <text:p text:style-name="P23"><text:span text:style-name="Strong_20_Emphasis">Summary</text:span>: for = known iterations, while = pre-check, do-while = post-check (runs at least once).</text:p>
        </text:list-item>
      </text:list>
      <text:p text:style-name="P19">9.</text:p>
      <text:p text:style-name="P19">Sure Champu 👍 here’s the short explanation in 5 lines:</text:p>
      <text:list text:style-name="L11">
        <text:list-item>
          <text:p text:style-name="P25"><text:span text:style-name="Strong_20_Emphasis">break</text:span> – Exits the loop immediately, skipping the remaining iterations.</text:p>
          <text:p text:style-name="P26"><text:span text:style-name="Source_20_Text">for(int i=1;i&lt;=5;i++){ if(i==3) break; cout&lt;&lt;i; } // Output: 1 2</text:span></text:p>
        </text:list-item>
        <text:list-item>
          <text:p text:style-name="P25"><text:span text:style-name="Strong_20_Emphasis">continue</text:span> – Skips the current iteration and moves to the next one.</text:p>
          <text:p text:style-name="P26"><text:span text:style-name="Source_20_Text">for(int i=1;i&lt;=5;i++){ if(i==3) continue; cout&lt;&lt;i; } // Output: 1 2 4 5</text:span></text:p>
        </text:list-item>
        <text:list-item>
          <text:p text:style-name="P25"><text:span text:style-name="Strong_20_Emphasis">Summary</text:span>: break = exit loop, continue = skip one iteration.</text:p>
        </text:list-item>
      </text:list>
      <text:p text:style-name="P19">10.</text:p>
      <text:p text:style-name="P19">Sure Champu 👍 here’s the short explanation in 5 lines:</text:p>
      <text:list text:style-name="L12">
        <text:list-item>
          <text:p text:style-name="P27"><text:span text:style-name="Strong_20_Emphasis">Nested control structures</text:span> – Using one control structure <text:span text:style-name="Strong_20_Emphasis">inside another</text:span> (like if inside if, or loop inside loop).</text:p>
        </text:list-item>
        <text:list-item>
          <text:p text:style-name="P27"><text:span text:style-name="Strong_20_Emphasis">Purpose</text:span> – To handle complex decision-making or repeated tasks.</text:p>
        </text:list-item>
        <text:list-item>
          <text:p text:style-name="P27"><text:span text:style-name="Strong_20_Emphasis">Example:</text:span></text:p>
        </text:list-item>
      </text:list>
      <text:p text:style-name="P28"><text:span text:style-name="Source_20_Text">int x=10, y=5;</text:span></text:p>
      <text:p text:style-name="P28"><text:span text:style-name="Source_20_Text">if(x&gt;0){</text:span></text:p>
      <text:p text:style-name="P28"><text:span text:style-name="Source_20_Text"><text:s text:c="4"/>if(y&gt;0){</text:span></text:p>
      <text:p text:style-name="P28"><text:soft-page-break/><text:span text:style-name="Source_20_Text"><text:s text:c="8"/>cout&lt;&lt;"Both positive";</text:span></text:p>
      <text:p text:style-name="P28"><text:span text:style-name="Source_20_Text"><text:s text:c="4"/>}</text:span></text:p>
      <text:p text:style-name="P28"><text:span text:style-name="Source_20_Text">}</text:span></text:p>
      <text:list text:style-name="L13">
        <text:list-item>
          <text:p text:style-name="P29"><text:span text:style-name="Strong_20_Emphasis">Explanation</text:span> – The inner <text:span text:style-name="Source_20_Text">if</text:span> runs only if the outer <text:span text:style-name="Source_20_Text">if</text:span> condition is true.</text:p>
        </text:list-item>
        <text:list-item>
          <text:p text:style-name="P29"><text:span text:style-name="Strong_20_Emphasis">Use</text:span> – Helps in <text:span text:style-name="Strong_20_Emphasis">multi-level decisions</text:span> and complex logic handling.</text:p>
        </text:list-item>
      </text:list>
      <text:p text:style-name="P19">11.</text:p>
      <text:p text:style-name="P19">Sure Champu 👍 here’s the short version in 5 lines:</text:p>
      <text:list text:style-name="L14">
        <text:list-item>
          <text:p text:style-name="P30"><text:span text:style-name="Strong_20_Emphasis">Function</text:span> – A block of code that performs a specific task and can be reused.</text:p>
        </text:list-item>
        <text:list-item>
          <text:p text:style-name="P30"><text:span text:style-name="Strong_20_Emphasis">Declaration (Prototype)</text:span> – Tells the compiler about the function’s name, return type, and parameters.</text:p>
          <text:p text:style-name="P31"><text:span text:style-name="Source_20_Text">int add(int, int); <text:s/></text:span></text:p>
        </text:list-item>
        <text:list-item>
          <text:p text:style-name="P30"><text:span text:style-name="Strong_20_Emphasis">Definition</text:span> – Provides the actual code of the function.</text:p>
          <text:p text:style-name="P31"><text:span text:style-name="Source_20_Text">int add(int a, int b){ return a+b; } <text:s/></text:span></text:p>
        </text:list-item>
        <text:list-item>
          <text:p text:style-name="P30"><text:span text:style-name="Strong_20_Emphasis">Calling</text:span> – Executes the function from <text:span text:style-name="Source_20_Text">main()</text:span> or another function.</text:p>
          <text:p text:style-name="P31"><text:span text:style-name="Source_20_Text">int sum = add(5, 3); <text:s/></text:span></text:p>
        </text:list-item>
        <text:list-item>
          <text:p text:style-name="P30"><text:span text:style-name="Strong_20_Emphasis">Summary</text:span> – Declaration = informs, Definition = implements, Calling = executes.</text:p>
        </text:list-item>
      </text:list>
      <text:p text:style-name="P19">12.</text:p>
      <text:p text:style-name="P19">Sure Champu 👍 here’s the short version in 5 lines:</text:p>
      <text:list text:style-name="L15">
        <text:list-item>
          <text:p text:style-name="P32"><text:span text:style-name="Strong_20_Emphasis">Scope of a variable</text:span> – The region of the program where a variable is accessible.</text:p>
        </text:list-item>
        <text:list-item>
          <text:p text:style-name="P32"><text:span text:style-name="Strong_20_Emphasis">Local Variable</text:span> – Declared inside a function/block; accessible <text:span text:style-name="Strong_20_Emphasis">only within</text:span> that block.</text:p>
          <text:p text:style-name="P33"><text:span text:style-name="Source_20_Text">void func(){ int x=5; } // x is local</text:span></text:p>
        </text:list-item>
        <text:list-item>
          <text:p text:style-name="P32"><text:span text:style-name="Strong_20_Emphasis">Global Variable</text:span> – Declared outside all functions; accessible <text:span text:style-name="Strong_20_Emphasis">throughout the program</text:span>.</text:p>
          <text:p text:style-name="P33"><text:span text:style-name="Source_20_Text">int y=10; // y is global</text:span></text:p>
        </text:list-item>
        <text:list-item>
          <text:p text:style-name="P32"><text:span text:style-name="Strong_20_Emphasis">Summary</text:span> – Local = limited scope, temporary; Global = entire program, persistent.</text:p>
        </text:list-item>
      </text:list>
      <text:p text:style-name="P19">13.</text:p>
      <text:p text:style-name="P19">Sure Champu 👍 here’s the short explanation in 5 lines:</text:p>
      <text:list text:style-name="L16">
        <text:list-item>
          <text:p text:style-name="P34"><text:span text:style-name="Strong_20_Emphasis">Recursion</text:span> – A function that <text:span text:style-name="Strong_20_Emphasis">calls itself</text:span> to solve a problem.</text:p>
        </text:list-item>
        <text:list-item>
          <text:p text:style-name="P34"><text:span text:style-name="Strong_20_Emphasis">Purpose</text:span> – Breaks complex problems into smaller, similar sub-problems.</text:p>
        </text:list-item>
        <text:list-item>
          <text:p text:style-name="P34"><text:span text:style-name="Strong_20_Emphasis">Example:</text:span></text:p>
        </text:list-item>
      </text:list>
      <text:p text:style-name="P28"><text:span text:style-name="Source_20_Text">int factorial(int n){</text:span></text:p>
      <text:p text:style-name="P28"><text:span text:style-name="Source_20_Text"><text:s text:c="4"/>if(n==0) return 1;</text:span></text:p>
      <text:p text:style-name="P28"><text:soft-page-break/><text:span text:style-name="Source_20_Text"><text:s text:c="4"/>else return n * factorial(n-1);</text:span></text:p>
      <text:p text:style-name="P28"><text:span text:style-name="Source_20_Text">}</text:span></text:p>
      <text:list text:style-name="L17">
        <text:list-item>
          <text:p text:style-name="P35"><text:span text:style-name="Strong_20_Emphasis">Calling:</text:span> <text:span text:style-name="Source_20_Text">int result = factorial(5); // result = 120</text:span></text:p>
        </text:list-item>
        <text:list-item>
          <text:p text:style-name="P35"><text:span text:style-name="Strong_20_Emphasis">Summary</text:span> – Recursion = simpler code for repetitive or divide-and-conquer problems.</text:p>
        </text:list-item>
      </text:list>
      <text:p text:style-name="P19">14.</text:p>
      <text:p text:style-name="P19">Sure Champu 👍 here’s the short explanation in 5 lines:</text:p>
      <text:list text:style-name="L18">
        <text:list-item>
          <text:p text:style-name="P36"><text:span text:style-name="Strong_20_Emphasis">Function Prototype</text:span> – A declaration of a function that tells the compiler its <text:span text:style-name="Strong_20_Emphasis">name, return type, and parameters</text:span>.</text:p>
          <text:p text:style-name="P37"><text:span text:style-name="Source_20_Text">int add(int, int);</text:span></text:p>
        </text:list-item>
        <text:list-item>
          <text:p text:style-name="P36"><text:span text:style-name="Strong_20_Emphasis">Purpose</text:span> – Allows the function to be called <text:span text:style-name="Strong_20_Emphasis">before its definition</text:span> in the code.</text:p>
        </text:list-item>
        <text:list-item>
          <text:p text:style-name="P36"><text:span text:style-name="Strong_20_Emphasis">Use</text:span> – Helps the compiler <text:span text:style-name="Strong_20_Emphasis">check for correct arguments and return type</text:span> during function calls.</text:p>
        </text:list-item>
        <text:list-item>
          <text:p text:style-name="P36"><text:span text:style-name="Strong_20_Emphasis">Example:</text:span></text:p>
        </text:list-item>
      </text:list>
      <text:p text:style-name="P28"><text:span text:style-name="Source_20_Text">#include&lt;iostream&gt;</text:span></text:p>
      <text:p text:style-name="P28"><text:span text:style-name="Source_20_Text">int add(int, int); // prototype</text:span></text:p>
      <text:p text:style-name="P28"><text:span text:style-name="Source_20_Text">int main(){ std::cout&lt;&lt;add(3,4); }</text:span></text:p>
      <text:p text:style-name="P28"><text:span text:style-name="Source_20_Text">int add(int a,int b){ return a+b; } // definition</text:span></text:p>
      <text:list text:style-name="L19">
        <text:list-item>
          <text:p text:style-name="P38"><text:span text:style-name="Strong_20_Emphasis">Summary</text:span> – Prototype = informs compiler; ensures type safety and proper function calls.</text:p>
        </text:list-item>
      </text:list>
      <text:p text:style-name="P19">15.</text:p>
      <text:p text:style-name="P19">Sure Champu 👍 here’s the short explanation in 5 lines:</text:p>
      <text:list text:style-name="L20">
        <text:list-item>
          <text:p text:style-name="P39"><text:span text:style-name="Strong_20_Emphasis">Array</text:span> – A collection of elements of the <text:span text:style-name="Strong_20_Emphasis">same data type</text:span> stored in <text:span text:style-name="Strong_20_Emphasis">contiguous memory locations</text:span>.</text:p>
        </text:list-item>
        <text:list-item>
          <text:p text:style-name="P39"><text:span text:style-name="Strong_20_Emphasis">Single-dimensional Array</text:span> – Stores elements in a <text:span text:style-name="Strong_20_Emphasis">single row</text:span>.</text:p>
          <text:p text:style-name="P40"><text:span text:style-name="Source_20_Text">int arr[5] = {1,2,3,4,5};</text:span></text:p>
        </text:list-item>
        <text:list-item>
          <text:p text:style-name="P39"><text:span text:style-name="Strong_20_Emphasis">Multi-dimensional Array</text:span> – Stores elements in <text:span text:style-name="Strong_20_Emphasis">rows and columns</text:span> (like a table).</text:p>
          <text:p text:style-name="P40"><text:span text:style-name="Source_20_Text">int matrix[2][3] = {{1,2,3},{4,5,6}};</text:span></text:p>
        </text:list-item>
        <text:list-item>
          <text:p text:style-name="P39"><text:span text:style-name="Strong_20_Emphasis">Summary</text:span> – Single-dimensional = linear; Multi-dimensional = tabular/matrix form.</text:p>
        </text:list-item>
      </text:list>
      <text:p text:style-name="P19">16.</text:p>
      <text:p text:style-name="P19">Sure Champu 👍 here’s string handling in 5 lines:</text:p>
      <text:list text:style-name="L21">
        <text:list-item>
          <text:p text:style-name="P41"><text:span text:style-name="Strong_20_Emphasis">Strings</text:span> store text and can be handled as <text:span text:style-name="Strong_20_Emphasis">C-style</text:span> (<text:span text:style-name="Source_20_Text">char</text:span> array) or <text:span text:style-name="Strong_20_Emphasis">C++ string class</text:span>.</text:p>
          <text:p text:style-name="P42"><text:span text:style-name="Source_20_Text">char name1[20] = "Champu"; string name2 = "Bhai";</text:span></text:p>
        </text:list-item>
        <text:list-item>
          <text:p text:style-name="P41"><text:span text:style-name="Strong_20_Emphasis">C-style strings</text:span> use functions like <text:span text:style-name="Source_20_Text">strlen()</text:span>, <text:span text:style-name="Source_20_Text">strcpy()</text:span>, <text:span text:style-name="Source_20_Text">strcat()</text:span>.</text:p>
        </text:list-item>
        <text:list-item>
          <text:p text:style-name="P41"><text:soft-page-break/><text:span text:style-name="Strong_20_Emphasis">C++ strings</text:span> use methods like <text:span text:style-name="Source_20_Text">.length()</text:span>, <text:span text:style-name="Source_20_Text">.substr()</text:span>, <text:span text:style-name="Source_20_Text">+</text:span> for concatenation.</text:p>
        </text:list-item>
        <text:list-item>
          <text:p text:style-name="P41"><text:span text:style-name="Strong_20_Emphasis">Example:</text:span></text:p>
          <text:p text:style-name="P42"><text:span text:style-name="Source_20_Text">cout &lt;&lt; name2.length() &lt;&lt; " " &lt;&lt; name2 + " Bhai";</text:span></text:p>
        </text:list-item>
        <text:list-item>
          <text:p text:style-name="P41"><text:span text:style-name="Strong_20_Emphasis">Summary</text:span> – C++ strings are easier and safer than C-style strings.</text:p>
        </text:list-item>
      </text:list>
      <text:p text:style-name="P19">17.</text:p>
      <text:p text:style-name="P19">Sure Champu 👍 here’s the short explanation in 5 lines:</text:p>
      <text:list text:style-name="L22">
        <text:list-item>
          <text:p text:style-name="P43"><text:span text:style-name="Strong_20_Emphasis">1D Array Initialization</text:span> – Assign values while declaring.</text:p>
          <text:p text:style-name="P44"><text:span text:style-name="Source_20_Text">int arr[5] = {1, 2, 3, 4, 5};</text:span></text:p>
        </text:list-item>
        <text:list-item>
          <text:p text:style-name="P43"><text:span text:style-name="Strong_20_Emphasis">2D Array Initialization</text:span> – Assign values in rows and columns.</text:p>
          <text:p text:style-name="P44"><text:span text:style-name="Source_20_Text">int matrix[2][3] = {{1,2,3}, {4,5,6}};</text:span></text:p>
        </text:list-item>
        <text:list-item>
          <text:p text:style-name="P43"><text:span text:style-name="Strong_20_Emphasis">Partial Initialization</text:span> – Remaining elements are set to 0.</text:p>
          <text:p text:style-name="P44"><text:span text:style-name="Source_20_Text">int arr[5] = {1,2}; // arr = {1,2,0,0,0}</text:span></text:p>
        </text:list-item>
        <text:list-item>
          <text:p text:style-name="P43"><text:span text:style-name="Strong_20_Emphasis">Summary</text:span> – 1D = single line, 2D = rows &amp; columns format.</text:p>
        </text:list-item>
      </text:list>
      <text:p text:style-name="P19">18.</text:p>
      <text:p text:style-name="P19">Sure Champu 👍 here’s the short explanation in 5 lines:</text:p>
      <text:list text:style-name="L23">
        <text:list-item>
          <text:p text:style-name="P45"><text:span text:style-name="Strong_20_Emphasis">String operations</text:span> let you manipulate text in C++.</text:p>
        </text:list-item>
        <text:list-item>
          <text:p text:style-name="P45"><text:span text:style-name="Strong_20_Emphasis">Concatenation</text:span> – Combine strings using <text:span text:style-name="Source_20_Text">+</text:span>.</text:p>
          <text:p text:style-name="P46"><text:span text:style-name="Source_20_Text">string s1="Hello", s2="World"; cout&lt;&lt;s1+s2;</text:span></text:p>
        </text:list-item>
        <text:list-item>
          <text:p text:style-name="P45"><text:span text:style-name="Strong_20_Emphasis">Length</text:span> – Find number of characters using <text:span text:style-name="Source_20_Text">.length()</text:span> or <text:span text:style-name="Source_20_Text">.size()</text:span>.</text:p>
        </text:list-item>
        <text:list-item>
          <text:p text:style-name="P45"><text:span text:style-name="Strong_20_Emphasis">Substring</text:span> – Extract part of string using <text:span text:style-name="Source_20_Text">.substr(start, length)</text:span>.</text:p>
        </text:list-item>
        <text:list-item>
          <text:p text:style-name="P45"><text:span text:style-name="Strong_20_Emphasis">Other functions</text:span> – <text:span text:style-name="Source_20_Text">.compare()</text:span>, <text:span text:style-name="Source_20_Text">.find()</text:span>, <text:span text:style-name="Source_20_Text">.replace()</text:span>, <text:span text:style-name="Source_20_Text">.empty()</text:span> for various manipulations.</text:p>
        </text:list-item>
      </text:list>
      <text:p text:style-name="P19">19.</text:p>
      <text:p text:style-name="P19">Sure Champu 👍 here’s the short explanation in 5 lines:</text:p>
      <text:list text:style-name="L24">
        <text:list-item>
          <text:p text:style-name="P47"><text:span text:style-name="Strong_20_Emphasis">Class &amp; Object</text:span> – Class is a blueprint; object is an instance of a class.</text:p>
        </text:list-item>
        <text:list-item>
          <text:p text:style-name="P47"><text:span text:style-name="Strong_20_Emphasis">Encapsulation</text:span> – Bundling data and functions together; protects data using private/public.</text:p>
        </text:list-item>
        <text:list-item>
          <text:p text:style-name="P47"><text:span text:style-name="Strong_20_Emphasis">Inheritance</text:span> – Reusing existing class properties and methods in a new class.</text:p>
        </text:list-item>
        <text:list-item>
          <text:p text:style-name="P47"><text:span text:style-name="Strong_20_Emphasis">Polymorphism</text:span> – Same function name behaves differently (compile-time or runtime).</text:p>
        </text:list-item>
        <text:list-item>
          <text:p text:style-name="P47"><text:span text:style-name="Strong_20_Emphasis">Abstraction</text:span> – Hiding unnecessary details and showing only essential features.</text:p>
        </text:list-item>
      </text:list>
      <text:p text:style-name="P19">20.</text:p>
      <text:p text:style-name="P19"><text:soft-page-break/>Sure Champu 👍 here’s the short explanation in 5 lines:</text:p>
      <text:list text:style-name="L25">
        <text:list-item>
          <text:p text:style-name="P48"><text:span text:style-name="Strong_20_Emphasis">Class</text:span> – A blueprint that defines <text:span text:style-name="Strong_20_Emphasis">data members</text:span> and <text:span text:style-name="Strong_20_Emphasis">member functions</text:span>.</text:p>
        </text:list-item>
        <text:list-item>
          <text:p text:style-name="P48"><text:span text:style-name="Strong_20_Emphasis">Object</text:span> – An instance of a class that can access its members.</text:p>
        </text:list-item>
        <text:list-item>
          <text:p text:style-name="P48"><text:span text:style-name="Strong_20_Emphasis">Example:</text:span></text:p>
        </text:list-item>
      </text:list>
      <text:p text:style-name="P28"><text:span text:style-name="Source_20_Text">class Car { public: string brand; void show(){ cout&lt;&lt;brand; } };</text:span></text:p>
      <text:p text:style-name="P28"><text:span text:style-name="Source_20_Text">Car c1; c1.brand="BMW"; c1.show(); // Output: BMW</text:span></text:p>
      <text:list text:style-name="L26">
        <text:list-item>
          <text:p text:style-name="P49"><text:span text:style-name="Strong_20_Emphasis">Summary</text:span> – Class = design; Object = actual entity created from class.</text:p>
        </text:list-item>
      </text:list>
      <text:p text:style-name="P19">21.</text:p>
      <text:p text:style-name="P19">Sure Champu 👍 here’s the short explanation in 5 lines:</text:p>
      <text:list text:style-name="L27">
        <text:list-item>
          <text:p text:style-name="P50"><text:span text:style-name="Strong_20_Emphasis">Inheritance</text:span> – A feature where a class (<text:span text:style-name="Strong_20_Emphasis">derived class</text:span>) acquires properties and methods of another class (<text:span text:style-name="Strong_20_Emphasis">base class</text:span>).</text:p>
        </text:list-item>
        <text:list-item>
          <text:p text:style-name="P50"><text:span text:style-name="Strong_20_Emphasis">Purpose</text:span> – Promotes <text:span text:style-name="Strong_20_Emphasis">code reusability</text:span> and hierarchical relationships.</text:p>
        </text:list-item>
        <text:list-item>
          <text:p text:style-name="P50"><text:span text:style-name="Strong_20_Emphasis">Example:</text:span></text:p>
        </text:list-item>
      </text:list>
      <text:p text:style-name="P28"><text:span text:style-name="Source_20_Text">class Vehicle { public: void show(){ cout&lt;&lt;"Vehicle"; } };</text:span></text:p>
      <text:p text:style-name="P28"><text:span text:style-name="Source_20_Text">class Car : public Vehicle { };</text:span></text:p>
      <text:p text:style-name="P28"><text:span text:style-name="Source_20_Text">Car c1; c1.show(); // Output: Vehicle</text:span></text:p>
      <text:list text:style-name="L28">
        <text:list-item>
          <text:p text:style-name="P51"><text:span text:style-name="Strong_20_Emphasis">Summary</text:span> – Derived class = inherits; Base class = provides properties.</text:p>
        </text:list-item>
      </text:list>
      <text:p text:style-name="P19">22.</text:p>
      <text:p text:style-name="P19">Sure Champu 👍 here’s the short explanation in 5 lines:</text:p>
      <text:list text:style-name="L29">
        <text:list-item>
          <text:p text:style-name="P52"><text:span text:style-name="Strong_20_Emphasis">Encapsulation</text:span> – Wrapping <text:span text:style-name="Strong_20_Emphasis">data and functions</text:span> together in a single unit (class) to protect data.</text:p>
        </text:list-item>
        <text:list-item>
          <text:p text:style-name="P52"><text:span text:style-name="Strong_20_Emphasis">Purpose</text:span> – Prevents direct access to data, ensuring <text:span text:style-name="Strong_20_Emphasis">data security and integrity</text:span>.</text:p>
        </text:list-item>
        <text:list-item>
          <text:p text:style-name="P52"><text:span text:style-name="Strong_20_Emphasis">Achieved by</text:span> – Using <text:span text:style-name="Strong_20_Emphasis">access specifiers</text:span>: <text:span text:style-name="Source_20_Text">private</text:span>, <text:span text:style-name="Source_20_Text">protected</text:span>, and <text:span text:style-name="Source_20_Text">public</text:span>.</text:p>
        </text:list-item>
        <text:list-item>
          <text:p text:style-name="P52"><text:span text:style-name="Strong_20_Emphasis">Example:</text:span></text:p>
        </text:list-item>
      </text:list>
      <text:p text:style-name="P28"><text:span text:style-name="Source_20_Text">class Bank { private: int balance; public: void setBalance(int b){ balance=b; } };</text:span></text:p>
      <text:list text:style-name="L30">
        <text:list-item>
          <text:p text:style-name="P53"><text:span text:style-name="Strong_20_Emphasis">Summary</text:span> – Data is hidden (<text:span text:style-name="Source_20_Text">private</text:span>) and accessed through <text:span text:style-name="Strong_20_Emphasis">public methods</text:span>.</text:p>
        </text:list-item>
      </text:list>
      <text:p text:style-name="P19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2T21:00:01.004063900</meta:creation-date>
    <dc:date>2025-08-22T21:29:51.406496900</dc:date>
    <meta:editing-duration>PT51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8" meta:paragraph-count="218" meta:word-count="1932" meta:character-count="11381" meta:non-whitespace-character-count="9650"/>
  </office:meta>
</office:document-meta>
</file>